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Ex 02</text:p>
      <text:p text:style-name="P2"/>
      <text:p text:style-name="P3">Problem4:</text:p>
      <text:p text:style-name="P5">a)</text:p>
      <text:p text:style-name="P4"/>
      <text:p text:style-name="P4">Velocity = Story Points / benötigte Zeit in Tagen</text:p>
      <text:p text:style-name="P4">2. Iteration:</text:p>
      <text:p text:style-name="P4">Velocity = (7+4+6+6+2) / (3+2+3+4+1) = 25 / 13 = 2 Story Points / Tag</text:p>
      <text:p text:style-name="P4"/>
      <text:p text:style-name="P4">Eine Iteration = <text:s/>14 Tage</text:p>
      <text:p text:style-name="P4">Max. Story Points für 3. Iteration:</text:p>
      <text:p text:style-name="P4">Iterationsdauer * Velocity = 14 Tage * 2 SP / Tag = 28 SP <text:s/>(max. realisierbare SP)</text:p>
      <text:p text:style-name="P4"/>
      <text:p text:style-name="P5">b)</text:p>
      <text:p text:style-name="P6"/>
      <text:p text:style-name="P6">User Storys für dritte Iteration:</text:p>
      <text:p text:style-name="P6">US 17, US 21, US 18, US 11, US 16</text:p>
      <text:p text:style-name="P6"/>
      <text:p text:style-name="P6">Dies lässt sich damit begründen, dass US 17 die höchste Priorität hat (Priorität 1). US 21 hat die zweithöchste Priorität und US 18 die dritthöchste. US 6 hätte die nächsthöhere Priorität, jedoch würde das die maximal realisierbaren Story Points von 28 SP / Iteration überschreiten. Deshalb folgen US 11 und US 16. Zusammen 28 Story Points, also gerade noch so im Rahmen des Realisierba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7T04:37:28.95</meta:creation-date>
    <meta:document-statistic meta:table-count="0" meta:image-count="0" meta:object-count="0" meta:page-count="1" meta:paragraph-count="13" meta:word-count="139" meta:character-count="750"/>
    <dc:date>2018-11-07T05:06:44.23</dc:date>
    <meta:editing-duration>PT14M5S</meta:editing-duration>
    <meta:editing-cycles>1</meta:editing-cycles>
    <meta:generator>OpenOffice/4.1.5$Win32 OpenOffice.org_project/415m1$Build-9789</meta:generator>
  </office:meta>
</office:document-meta>
</file>